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_5f__5f_-title">
      <style:graphic-properties draw:auto-grow-height="true" fo:min-height="4.445cm"/>
      <style:paragraph-properties style:writing-mode="lr-tb"/>
    </style:style>
    <style:style style:name="pr2" style:family="presentation" style:parent-style-name="Beehive_5f__5f_-subtitle">
      <style:graphic-properties draw:fill-color="#ffffff" draw:auto-grow-height="true" fo:min-height="9.139cm"/>
      <style:paragraph-properties style:writing-mode="lr-tb"/>
    </style:style>
    <style:style style:name="pr3" style:family="presentation" style:parent-style-name="Beehive_5f__5f_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_5f__5f_-title">
      <style:graphic-properties fo:min-height="3.38cm"/>
      <style:paragraph-properties style:writing-mode="lr-tb"/>
    </style:style>
    <style:style style:name="pr5" style:family="presentation" style:parent-style-name="Beehive_5f__5f_-outline1">
      <style:graphic-properties fo:min-height="2.15cm"/>
      <style:paragraph-properties style:writing-mode="lr-tb"/>
    </style:style>
    <style:style style:name="pr6" style:family="presentation" style:parent-style-name="Beehive_5f__5f_-notes">
      <style:graphic-properties draw:fill-color="#ffffff" fo:min-height="13.364cm"/>
      <style:paragraph-properties style:writing-mode="lr-tb"/>
    </style:style>
    <style:style style:name="pr7" style:family="presentation" style:parent-style-name="Beehive_5f_-title">
      <style:graphic-properties draw:auto-grow-height="true" fo:min-height="4.445cm"/>
      <style:paragraph-properties style:writing-mode="lr-tb"/>
    </style:style>
    <style:style style:name="pr8" style:family="presentation" style:parent-style-name="Beehive_5f_-subtitle">
      <style:graphic-properties draw:fill-color="#ffffff" draw:auto-grow-height="true" fo:min-height="9.139cm"/>
      <style:paragraph-properties style:writing-mode="lr-tb"/>
    </style:style>
    <style:style style:name="pr9" style:family="presentation" style:parent-style-name="Beehive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-title">
      <style:graphic-properties draw:auto-grow-height="true" fo:min-height="4.445cm"/>
      <style:paragraph-properties style:writing-mode="lr-tb"/>
    </style:style>
    <style:style style:name="pr11" style:family="presentation" style:parent-style-name="Beehive-subtitle">
      <style:graphic-properties draw:fill-color="#ffffff" draw:auto-grow-height="true" fo:min-height="8.904cm"/>
      <style:paragraph-properties style:writing-mode="lr-tb"/>
    </style:style>
    <style:style style:name="pr1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-title">
      <style:graphic-properties draw:auto-grow-height="true" fo:min-height="2.5cm"/>
      <style:paragraph-properties style:writing-mode="lr-tb"/>
    </style:style>
    <style:style style:name="pr14" style:family="presentation" style:parent-style-name="Beehive1-outline1">
      <style:graphic-properties fo:min-height="2.95cm"/>
      <style:paragraph-properties style:writing-mode="lr-tb"/>
    </style:style>
    <style:style style:name="pr1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16" style:family="presentation" style:parent-style-name="Beehive1_5f_-title">
      <style:graphic-properties draw:auto-grow-height="true" fo:min-height="2.5cm"/>
      <style:paragraph-properties style:writing-mode="lr-tb"/>
    </style:style>
    <style:style style:name="pr17" style:family="presentation" style:parent-style-name="Beehive1_5f_-outline1">
      <style:graphic-properties draw:fill-color="#ffff00" fo:min-height="2.95cm"/>
      <style:paragraph-properties style:writing-mode="lr-tb"/>
    </style:style>
    <style:style style:name="pr18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9" style:family="presentation" style:parent-style-name="Beehive1_5f__5f_-title">
      <style:graphic-properties draw:auto-grow-height="true" fo:min-height="2.5cm"/>
      <style:paragraph-properties style:writing-mode="lr-tb"/>
    </style:style>
    <style:style style:name="pr20" style:family="presentation" style:parent-style-name="Beehive1_5f__5f_-outline1">
      <style:graphic-properties draw:fill-color="#ffff00" fo:min-height="2.95cm"/>
      <style:paragraph-properties style:writing-mode="lr-tb"/>
    </style:style>
    <style:style style:name="pr21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22" style:family="presentation" style:parent-style-name="Beehive1_5f_-outline1">
      <style:graphic-properties fo:min-height="2.95cm"/>
      <style:paragraph-properties style:writing-mode="lr-tb"/>
    </style:style>
    <style:style style:name="pr23" style:family="presentation" style:parent-style-name="Beehive1_5f__5f_-outline1">
      <style:graphic-properties fo:min-height="2.95cm"/>
      <style:paragraph-properties style:writing-mode="lr-tb"/>
    </style:style>
    <style:style style:name="P1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style:writing-mode="lr-tb"/>
    </style:style>
    <style:style style:name="P10" style:family="paragraph">
      <loext:graphic-properties draw:fill-color="#ffff00"/>
      <style:paragraph-properties style:writing-mode="lr-tb"/>
    </style:style>
    <style:style style:name="P11" style:family="paragraph">
      <loext:graphic-properties draw:fill-color="#ffff00"/>
      <style:paragraph-properties style:writing-mode="lr-tb"/>
      <style:text-properties fo:background-color="transparen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color="#00a933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c9211e" loext:opacity="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c9211e" loext:opacity="100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use-window-font-color="true" loext:opacity="0%" style:text-underline-style="none" fo:font-weight="normal" fo:background-color="#ffa6a6" style:font-weight-asian="normal" style:font-weight-complex="normal"/>
    </style:style>
    <style:style style:name="T29" style:family="text">
      <style:text-properties style:use-window-font-color="true" loext:opacity="0%" fo:font-style="italic" style:text-underline-style="none" fo:font-weight="normal" fo:background-color="#ffa6a6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_5f__5f_" presentation:presentation-page-layout-name="AL1T0">
        <office:forms form:automatic-focus="false" form:apply-design-mode="false"/>
        <draw:frame presentation:style-name="pr1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2" draw:text-style-name="P3" draw:layer="layout" svg:width="25cm" svg:height="9.139cm" svg:x="1.67cm" svg:y="4.949cm" presentation:class="subtitle" presentation:user-transformed="true">
          <draw:text-box>
            <text:p text:style-name="P2"><text:span text:style-name="T4">This week’s contents:</text:span></text:p>
            <text:p text:style-name="P2"><text:span text:style-name="T5"/></text:p>
            <text:p text:style-name="P2"><text:span text:style-name="T6">Problem:</text:span><text:span text:style-name="T7"> </text:span><text:span text:style-name="T8">Solving for a power flow snapshot by decomposing a meshed grid into two radial grids and solving their individual power flows in parallel</text:span></text:p>
            <text:p text:style-name="P2"><text:span text:style-name="T9">Problem</text:span><text:span text:style-name="T10"> provided by </text:span><text:span text:style-name="T11">Rabayet Sadna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_5f__5f_" presentation:presentation-page-layout-name="AL2T1">
        <office:forms form:automatic-focus="false" form:apply-design-mode="false"/>
        <draw:frame presentation:style-name="pr4" draw:layer="layout" svg:width="25.199cm" svg:height="3.38cm" svg:x="1.905cm" svg:y="0.635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2.4cm" svg:x="1.4cm" svg:y="9.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_5f__5f_" presentation:presentation-page-layout-name="AL2T1">
        <office:forms form:automatic-focus="false" form:apply-design-mode="false"/>
        <draw:frame presentation:style-name="pr4" draw:text-style-name="P6" draw:layer="layout" svg:width="25.199cm" svg:height="3.38cm" svg:x="1.401cm" svg:y="5.32cm" presentation:class="title" presentation:user-transformed="true">
          <draw:text-box>
            <text:p text:style-name="P6"><text:span text:style-name="T12">End of </text:span><text:span text:style-name="T13">This week’s contents.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_5f_" presentation:presentation-page-layout-name="AL1T0">
        <office:forms form:automatic-focus="false" form:apply-design-mode="false"/>
        <draw:frame presentation:style-name="pr7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8" draw:text-style-name="P3" draw:layer="layout" svg:width="25cm" svg:height="9.139cm" svg:x="1.67cm" svg:y="4.949cm" presentation:class="subtitle" presentation:user-transformed="true">
          <draw:text-box>
            <text:p><text:span text:style-name="T4">This week’s contents:</text:span></text:p>
            <text:p><text:span text:style-name="T5"/></text:p>
            <text:p><text:span text:style-name="T7">Distributed Computing for Scalable Optimal Power Flow in Large Radial Electric Power Distribution Systems with Distributed Energy Resources</text:span></text:p>
            <text:p><text:span text:style-name="T10">by </text:span><text:span text:style-name="T11">Rabayet Sadnan</text:span><text:span text:style-name="T15"> and </text:span><text:span text:style-name="T11">Anamika Dubey</text:span></text:p>
            <text:p><text:span text:style-name="T11"/></text:p>
            <text:p><text:span text:style-name="T7">PowerModelsDistributions.jl: An Open-Source Framework for Exploring Distribution Power Flow Formulations</text:span></text:p>
            <text:p><text:span text:style-name="T16">By </text:span><text:span text:style-name="T17">David M Fobes</text:span><text:span text:style-name="T16">, </text:span><text:span text:style-name="T17">Sander Claeys</text:span><text:span text:style-name="T16">, </text:span><text:span text:style-name="T17">Frederik Geth</text:span><text:span text:style-name="T16"> and </text:span><text:span text:style-name="T17">Carleton Coffrin</text:span><text:span text:style-name="T16"> from LANL, KU Leuven</text:span></text:p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" presentation:presentation-page-layout-name="AL1T0">
        <office:forms form:automatic-focus="false" form:apply-design-mode="false"/>
        <draw:frame presentation:style-name="pr10" draw:text-style-name="P1" draw:layer="layout" svg:width="25cm" svg:height="4.445cm" svg:x="1.905cm" svg:y="0.621cm" presentation:class="title" presentation:user-transformed="true">
          <draw:text-box>
            <text:p><text:span text:style-name="T1">Weekly Summary</text:span><text:span text:style-name="T1"><text:line-break/></text:span><text:span text:style-name="T2">by </text:span><text:span text:style-name="T3">Aryan Ritwajeet Jha</text:span><text:span text:style-name="T1"> </text:span></text:p>
          </draw:text-box>
        </draw:frame>
        <draw:frame presentation:style-name="pr11" draw:text-style-name="P3" draw:layer="layout" svg:width="25cm" svg:height="8.904cm" svg:x="1.67cm" svg:y="5.066cm" presentation:class="subtitle" presentation:user-transformed="true">
          <draw:text-box>
            <text:p><text:span text:style-name="T4">This week’s contents:</text:span></text:p>
            <text:p><text:span text:style-name="T5"/></text:p>
            <text:p><text:span text:style-name="T7">Network-Level Optimization for Unbalanced Power Distribution System: Approximation and Relaxation </text:span></text:p>
            <text:p><text:span text:style-name="T10">by </text:span><text:span text:style-name="T11">Rahul Ranjan Jha</text:span><text:span text:style-name="T15"> and </text:span><text:span text:style-name="T11">Anamika Dubey</text:span></text:p>
            <text:p><text:span text:style-name="T15"/></text:p>
            <text:p><text:span text:style-name="T7">Distributed Optimizations Using Reduced Network Equivalents for Radial Power Distribution Systems</text:span></text:p>
            <text:p><text:span text:style-name="T16">By </text:span><text:span text:style-name="T17">Rabayet Sadnan</text:span><text:span text:style-name="T16"> and </text:span><text:span text:style-name="T17">Anamika Dubey</text:span></text:p>
          </draw:text-box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12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3" draw:text-style-name="P9" draw:layer="layout" svg:width="25cm" svg:height="2.5cm" svg:x="1.5cm" svg:y="0.5cm" presentation:class="title" presentation:user-transformed="true">
          <draw:text-box>
            <text:p text:style-name="P8"><text:span text:style-name="T7">Network-Level Optimization for Unbalanced Power Distribution System: Approximation and Relaxation </text:span></text:p>
          </draw:text-box>
        </draw:frame>
        <draw:frame presentation:style-name="pr14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8">Non-Linear Programming (NLP)</text:span> to solve <text:span text:style-name="T18">Distribution Level – </text:span><text:span text:style-name="T18">Optimal Power Flow (D-OPF) </text:span><text:span text:style-name="T19">poses </text:span><text:span text:style-name="T20">convergence issues</text:span><text:span text:style-name="T19"> and </text:span><text:span text:style-name="T21">not scalable for </text:span><text:span text:style-name="T22">unbalanced power distribution systems</text:span><text:span text:style-name="T23"> </text:span><text:span text:style-name="T21">(</text:span><text:span text:style-name="T24">upds</text:span><text:span text:style-name="T21">)</text:span><text:span text:style-name="T23">.</text:span></text:p>
              </text:list-item>
              <text:list-item>
                <text:p><text:span text:style-name="T25">Existing scalable solutions to D-OPF problem either use </text:span><text:span text:style-name="T21">approximations</text:span><text:span text:style-name="T25"> that are </text:span><text:span text:style-name="T21">not valid for </text:span><text:span text:style-name="T24">upds</text:span><text:span text:style-name="T26"> </text:span><text:span text:style-name="T27">or </text:span><text:span text:style-name="T20">relaxation </text:span><text:span text:style-name="T20">techniques</text:span><text:span text:style-name="T27"> </text:span><text:span text:style-name="T20">not guaranteeing feasible power flow solution</text:span><text:span text:style-name="T27">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15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" presentation:presentation-page-layout-name="AL2T1">
        <office:forms form:automatic-focus="false" form:apply-design-mode="false"/>
        <draw:frame presentation:style-name="pr16" draw:text-style-name="P9" draw:layer="layout" svg:width="25cm" svg:height="2.5cm" svg:x="1.5cm" svg:y="0.5cm" presentation:class="title" presentation:user-transformed="true">
          <draw:text-box>
            <text:p text:style-name="P8"><text:span text:style-name="T7">Network-Level Optimization for Unbalanced Power Distribution System: Approximation and Relaxation </text:span></text:p>
          </draw:text-box>
        </draw:frame>
        <draw:frame presentation:style-name="pr17" draw:text-style-name="P10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5">The authors scalable D-OPF algorithms have been proposed </text:span><text:span text:style-name="T25">that </text:span><text:span text:style-name="T21">simultaneously achieve optimal and feasible solutions</text:span><text:span text:style-name="T25"> by </text:span><text:span text:style-name="T25">solving </text:span><text:span text:style-name="T21">multiple iterations of approximate, or relaxed, D-OPF </text:span><text:span text:style-name="T21">subproblems of low complexity.</text:span></text:p>
              </text:list-item>
              <text:list-item>
                <text:p><text:span text:style-name="T22">Algorithm 1 is based on </text:span><text:span text:style-name="T21">successive linear approximation of </text:span><text:span text:style-name="T21">Nonlinear Power Flow equations around the current operating </text:span><text:span text:style-name="T21">point</text:span><text:span text:style-name="T22">, where the D-OPF solution is obtained by solving multiple </text:span><text:span text:style-name="T22">iterations of a linear programming problem.</text:span></text:p>
              </text:list-item>
              <text:list-item>
                <text:p><text:span text:style-name="T28">Algorithm 2 is based on the relaxation of the nonlinear power </text:span><text:span text:style-name="T28">flow equations as conic constraints together with directional </text:span><text:span text:style-name="T28">constraints, which achieves optimal and feasible solutions over </text:span><text:span text:style-name="T28">multiple iterations of a </text:span><text:span text:style-name="T29">second-order cone programming</text:span><text:span text:style-name="T28"> </text:span><text:span text:style-name="T28">(</text:span><text:span text:style-name="T29">SOCP</text:span><text:span text:style-name="T28">) problem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18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" presentation:presentation-page-layout-name="AL2T1">
        <office:forms form:automatic-focus="false" form:apply-design-mode="false"/>
        <draw:frame presentation:style-name="pr19" draw:text-style-name="P9" draw:layer="layout" svg:width="25cm" svg:height="2.5cm" svg:x="1.5cm" svg:y="0.5cm" presentation:class="title" presentation:user-transformed="true">
          <draw:text-box>
            <text:p text:style-name="P8"><text:span text:style-name="T7">Network-Level Optimization for Unbalanced Power Distribution System: Approximation and Relaxation </text:span></text:p>
          </draw:text-box>
        </draw:frame>
        <draw:frame presentation:style-name="pr20" draw:text-style-name="P11" draw:layer="layout" svg:width="25cm" svg:height="11.74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lications of OPF algorithms:</text:p>
                <text:list>
                  <text:list-item>
                    <text:p>Loss minimization</text:p>
                  </text:list-item>
                  <text:list-item>
                    <text:p>Volt-Var Optimization</text:p>
                  </text:list-item>
                  <text:list-item>
                    <text:p>Effective Management of DERs</text:p>
                  </text:list-item>
                </text:list>
              </text:list-item>
              <text:list-item>
                <text:p>Need for Advanced Distributed Management Systems (ADMS)</text:p>
                <text:list>
                  <text:list-item>
                    <text:p>Increasing penetration of DERs</text:p>
                  </text:list-item>
                  <text:list-item>
                    <text:p>Proliferation of Proactive loads</text:p>
                  </text:list-item>
                  <text:list-item>
                    <text:p>Interest in Demand Response Programm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21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9" draw:style-name="dp1" draw:master-page-name="Beehive1_5f_" presentation:presentation-page-layout-name="AL2T1">
        <office:forms form:automatic-focus="false" form:apply-design-mode="false"/>
        <draw:frame presentation:style-name="pr16" draw:text-style-name="P9" draw:layer="layout" svg:width="25cm" svg:height="2.5cm" svg:x="1.5cm" svg:y="0.5cm" presentation:class="title" presentation:user-transformed="true">
          <draw:text-box>
            <text:p text:style-name="P8"><text:span text:style-name="T7">Distributed Optimizations Using Reduced Network Equivalents for Radial Power Distribution Systems</text:span></text:p>
          </draw:text-box>
        </draw:frame>
        <draw:frame presentation:style-name="pr22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>Centralized Optimization Methods have limitations.</text:p>
              </text:list-item>
              <text:list-item>
                <text:p>Existing D-OPF algorithms not viable as they require a large number of macro-iterations (10^2 to 10^3 iterations of communication rounds) between computing agents to solve one instance of the optimization problem.</text:p>
              </text:list-item>
              <text:list-item>
                <text:p>So in the paper, the authors propose a new scalable D-Optimization method based on Equivalent Network Approximation (<text:span text:style-name="T18">ENApp</text:span>) to solve D-OPF for a balanced power distribution system (<text:span text:style-name="T18">bpds</text:span>).</text:p>
              </text:list-item>
              <text:list-item>
                <text:p>Specifically, the bpds’s radial topology is leveraged to reduced the decomposed systems into upstream and downstream network equivalents.</text:p>
              </text:list-item>
              <text:list-item>
                <text:p>Validated on IEEE 123 and IEEE 8500 systems and checked against the solution of a centralized optimal power flow (<text:span text:style-name="T18">C-</text:span><text:span text:style-name="T18">OPF</text:span>) model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9" presentation:class="page"/>
          <draw:frame presentation:style-name="pr18" draw:text-style-name="P7" draw:layer="layout" svg:width="17cm" svg:height="13cm" svg:x="2cm" svg:y="14cm" presentation:class="notes" presentation:placeholder="true">
            <draw:text-box/>
          </draw:frame>
        </presentation:notes>
      </draw:page>
      <draw:page draw:name="page10" draw:style-name="dp1" draw:master-page-name="Beehive1_5f__5f_" presentation:presentation-page-layout-name="AL2T1">
        <office:forms form:automatic-focus="false" form:apply-design-mode="false"/>
        <draw:frame presentation:style-name="pr19" draw:text-style-name="P9" draw:layer="layout" svg:width="25cm" svg:height="2.5cm" svg:x="1.5cm" svg:y="0.5cm" presentation:class="title" presentation:user-transformed="true">
          <draw:text-box>
            <text:p text:style-name="P8"><text:span text:style-name="T7">Distributed Optimizations Using Reduced Network Equivalents for Radial Power Distribution Systems</text:span></text:p>
          </draw:text-box>
        </draw:frame>
        <draw:frame presentation:style-name="pr23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>Typically C-OPF (which uses NLP) used to determine a pds’s operation == computational challenges and susceptibility to single point failure.</text:p>
              </text:list-item>
              <text:list-item>
                <text:p>In such a case D-O methods have these advantages:</text:p>
                <text:list>
                  <text:list-item>
                    <text:p>Less computation load on a single machine</text:p>
                  </text:list-item>
                  <text:list-item>
                    <text:p>Less susceptibility to single-point failure due to multiple interacting agents</text:p>
                  </text:list-item>
                  <text:list-item>
                    <text:p>Relax the need between communication between a central controlling machine and connected controllable/non-controllable asse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10" presentation:class="page"/>
          <draw:frame presentation:style-name="pr21" draw:text-style-name="P7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_5f_-background" style:display-name="Beehive__-background" style:family="presentation">
      <style:graphic-properties draw:stroke="none" draw:fill="none"/>
      <style:text-properties style:letter-kerning="true"/>
    </style:style>
    <style:style style:name="Beehive_5f__5f_-backgroundobjects" style:display-name="Beehiv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_5f_-notes" style:display-name="Beehiv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_5f__5f_-outline1" style:display-name="Beehive__-outline1" style:family="presentation">
      <style:graphic-properties draw:stroke="none" draw:fill="none" draw:auto-grow-height="false" draw:fit-to-size="false" style:shrink-to-fit="true">
        <text:list-style style:name="Beehive_5f__5f_-outline1" style:display-name="Beehiv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_5f_-outline2" style:display-name="Beehive__-outline2" style:family="presentation" style:parent-style-name="Beehive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_5f__5f_-outline3" style:display-name="Beehive__-outline3" style:family="presentation" style:parent-style-name="Beehive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_5f__5f_-outline4" style:display-name="Beehive__-outline4" style:family="presentation" style:parent-style-name="Beehive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_5f__5f_-outline5" style:display-name="Beehive__-outline5" style:family="presentation" style:parent-style-name="Beehive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6" style:display-name="Beehive__-outline6" style:family="presentation" style:parent-style-name="Beehive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7" style:display-name="Beehive__-outline7" style:family="presentation" style:parent-style-name="Beehive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8" style:display-name="Beehive__-outline8" style:family="presentation" style:parent-style-name="Beehive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outline9" style:display-name="Beehive__-outline9" style:family="presentation" style:parent-style-name="Beehive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_5f__5f_-subtitle" style:display-name="Beehive__-subtitle" style:family="presentation">
      <style:graphic-properties draw:stroke="none" draw:fill="none" draw:textarea-vertical-align="middle">
        <text:list-style style:name="Beehive_5f__5f_-subtitle" style:display-name="Beehiv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_5f_-title" style:display-name="Beehive__-title" style:family="presentation">
      <style:graphic-properties draw:stroke="none" draw:fill="none" draw:textarea-vertical-align="middle">
        <text:list-style style:name="Beehive_5f__5f_-title" style:display-name="Beehiv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eehiv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eehiv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01cm" svg:y="5.32cm" presentation:class="title" presentation:placeholder="true">
        <draw:text-box/>
      </draw:frame>
      <draw:frame presentation:style-name="Beehive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_5f_" style:display-name="Beehive__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_5f_-title" draw:layer="backgroundobjects" svg:width="25.199cm" svg:height="3.38cm" svg:x="1.401cm" svg:y="5.32cm" presentation:class="title" presentation:placeholder="true">
        <draw:text-box/>
      </draw:frame>
      <draw:frame presentation:style-name="Beehive_5f__5f_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_5f__5f_-title" draw:layer="backgroundobjects" svg:width="14.848cm" svg:height="11.136cm" svg:x="3.075cm" svg:y="2.257cm" presentation:class="page"/>
        <draw:frame presentation:style-name="Beehiv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1T20:35:56.739837519</meta:creation-date>
    <meta:editing-duration>PT46M25S</meta:editing-duration>
    <meta:editing-cycles>27</meta:editing-cycles>
    <meta:generator>LibreOffice/7.3.6.2$Linux_X86_64 LibreOffice_project/30$Build-2</meta:generator>
    <dc:title>Beehive</dc:title>
    <dc:date>2022-11-02T10:15:33.187851346</dc:date>
    <meta:document-statistic meta:object-count="427"/>
    <meta:template xlink:type="simple" xlink:actuate="onRequest" xlink:title="Beehive" xlink:href="../weeklyPresentation_aryan_ritwajeet_jha.odp" meta:date="2022-10-21T21:15:23.567338511"/>
  </office:meta>
</office:document-meta>
</file>